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2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7.46pt" svg:y="28.43pt">
            <draw:object draw:notify-on-update-of-ranges="Sheet1.C3:Sheet1.C3 Sheet1.C4:Sheet1.C18 Sheet1.D3:Sheet1.D3 Sheet1.D4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%VO2max vs RER</svg:title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office:value-type="float" office:value="61.1" calcext:value-type="float">
            <text:p>61.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O2/kg</text:p>
          </table:table-cell>
          <table:table-cell table:style-name="Default" office:value-type="string" calcext:value-type="string">
            <text:p>%max</text:p>
          </table:table-cell>
          <table:table-cell office:value-type="string" calcext:value-type="string">
            <text:p>RER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4]/[.$B$1]" office:value-type="percentage" office:value="0.25531914893617" calcext:value-type="percentage">
            <text:p>25.5%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table:formula="of:=[.B5]/[.$B$1]" office:value-type="percentage" office:value="0.263502454991817" calcext:value-type="percentage">
            <text:p>26.4%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6]/[.$B$1]" office:value-type="percentage" office:value="0.265139116202946" calcext:value-type="percentage">
            <text:p>26.5%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7]/[.$B$1]" office:value-type="percentage" office:value="0.291325695581015" calcext:value-type="percentage">
            <text:p>29.1%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8]/[.$B$1]" office:value-type="percentage" office:value="0.356792144026187" calcext:value-type="percentage">
            <text:p>35.7%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9]/[.$B$1]" office:value-type="percentage" office:value="0.445171849427169" calcext:value-type="percentage">
            <text:p>44.5%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0]/[.$B$1]" office:value-type="percentage" office:value="0.500818330605565" calcext:value-type="percentage">
            <text:p>50.1%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30.7" calcext:value-type="float">
            <text:p>30.7</text:p>
          </table:table-cell>
          <table:table-cell table:formula="of:=[.B11]/[.$B$1]" office:value-type="percentage" office:value="0.502454991816694" calcext:value-type="percentage">
            <text:p>50.2%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2]/[.$B$1]" office:value-type="percentage" office:value="0.569558101472995" calcext:value-type="percentage">
            <text:p>57.0%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3]/[.$B$1]" office:value-type="percentage" office:value="0.595744680851064" calcext:value-type="percentage">
            <text:p>59.6%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4]/[.$B$1]" office:value-type="percentage" office:value="0.621931260229133" calcext:value-type="percentage">
            <text:p>62.2%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41.7" calcext:value-type="float">
            <text:p>41.7</text:p>
          </table:table-cell>
          <table:table-cell table:formula="of:=[.B15]/[.$B$1]" office:value-type="percentage" office:value="0.682487725040917" calcext:value-type="percentage">
            <text:p>68.2%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float" office:value="42.3" calcext:value-type="float">
            <text:p>42.3</text:p>
          </table:table-cell>
          <table:table-cell table:formula="of:=[.B16]/[.$B$1]" office:value-type="percentage" office:value="0.692307692307692" calcext:value-type="percentage">
            <text:p>69.2%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45.9" calcext:value-type="float">
            <text:p>45.9</text:p>
          </table:table-cell>
          <table:table-cell table:formula="of:=[.B17]/[.$B$1]" office:value-type="percentage" office:value="0.751227495908347" calcext:value-type="percentage">
            <text:p>75.1%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18]/[.$B$1]" office:value-type="percentage" office:value="0.769230769230769" calcext:value-type="percentage">
            <text:p>76.9%</text:p>
          </table:table-cell>
          <table:table-cell office:value-type="float" office:value="0.86" calcext:value-type="float">
            <text:p>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09:26.441000000</meta:creation-date>
    <dc:date>2018-06-30T20:23:19.542000000</dc:date>
    <meta:editing-duration>P6DT9H19M19S</meta:editing-duration>
    <meta:editing-cycles>1</meta:editing-cycles>
    <meta:document-statistic meta:table-count="1" meta:cell-count="50" meta:object-count="1"/>
    <meta:generator>LibreOffice/5.4.5.1$Windows_X86_64 LibreOffice_project/79c9829dd5d8054ec39a82dc51cd9eff340dbee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254cm" svg:stroke-color="#ed1c24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C3:Sheet1.D18" chart:data-source-has-labels="row" svg:x="0.32cm" svg:y="0.18cm" svg:width="11.291cm" svg:height="8.64cm">
          <chartooo:coordinate-region svg:x="1.047cm" svg:y="0.379cm" svg:width="10.0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8" chart:label-cell-address="Sheet1.D3:Sheet1.D3" chart:class="chart:scatter">
            <chart:domain table:cell-range-address="Sheet1.C4:Sheet1.C18"/>
            <chart:regression-curve chart:style-name="ch8">
              <chart:equation chart:display-equation="true" chart:display-r-square="true" svg:x="1.824cm" svg:y="5.817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R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31914893617">
                <text:p>0.25531914893617</text:p>
                <draw:g>
                  <svg:desc>Sheet1.C4:Sheet1.C18</svg:desc>
                </draw:g>
              </table:table-cell>
              <table:table-cell office:value-type="float" office:value="0.74">
                <text:p>0.74</text:p>
                <draw:g>
                  <svg:desc>Sheet1.D4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3502454991817">
                <text:p>0.26350245499181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5139116202946">
                <text:p>0.2651391162029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325695581015">
                <text:p>0.2913256955810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6792144026187">
                <text:p>0.35679214402618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171849427169">
                <text:p>0.44517184942716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0818330605565">
                <text:p>0.50081833060556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2454991816694">
                <text:p>0.50245499181669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9558101472995">
                <text:p>0.56955810147299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5744680851064">
                <text:p>0.59574468085106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1931260229133">
                <text:p>0.6219312602291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2487725040917">
                <text:p>0.68248772504091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1227495908347">
                <text:p>0.75122749590834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